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Sudok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E-Size</text:p>
          </table:table-cell>
          <table:table-cell office:value-type="string" calcext:value-type="string">
            <text:p>No. Atoms</text:p>
          </table:table-cell>
          <table:table-cell office:value-type="string" calcext:value-type="string">
            <text:p>No. Clauses</text:p>
          </table:table-cell>
          <table:table-cell office:value-type="string" calcext:value-type="string">
            <text:p>Seco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../instances/experiments/extable9-1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2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3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4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880" calcext:value-type="float">
            <text:p>880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897" calcext:value-type="float">
            <text:p>8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908" calcext:value-type="float">
            <text:p>9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office:value-type="float" office:value="910" calcext:value-type="float">
            <text:p>9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5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7" calcext:value-type="float">
            <text:p>657</text:p>
          </table:table-cell>
          <table:table-cell office:value-type="float" office:value="1988" calcext:value-type="float">
            <text:p>198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084" calcext:value-type="float">
            <text:p>20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2173" calcext:value-type="float">
            <text:p>217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2213" calcext:value-type="float">
            <text:p>22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6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9-7.tx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-1.tx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0" calcext:value-type="float">
            <text:p>2120</text:p>
          </table:table-cell>
          <table:table-cell office:value-type="float" office:value="6566" calcext:value-type="float">
            <text:p>656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91" calcext:value-type="float">
            <text:p>1791</text:p>
          </table:table-cell>
          <table:table-cell office:value-type="float" office:value="6905" calcext:value-type="float">
            <text:p>690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57" calcext:value-type="float">
            <text:p>1557</text:p>
          </table:table-cell>
          <table:table-cell office:value-type="float" office:value="7319" calcext:value-type="float">
            <text:p>731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23" calcext:value-type="float">
            <text:p>1423</text:p>
          </table:table-cell>
          <table:table-cell office:value-type="float" office:value="7664" calcext:value-type="float">
            <text:p>766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-2.tx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05" calcext:value-type="float">
            <text:p>2205</text:p>
          </table:table-cell>
          <table:table-cell office:value-type="float" office:value="6846" calcext:value-type="float">
            <text:p>684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93" calcext:value-type="float">
            <text:p>1893</text:p>
          </table:table-cell>
          <table:table-cell office:value-type="float" office:value="7248" calcext:value-type="float">
            <text:p>724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10" calcext:value-type="float">
            <text:p>1610</text:p>
          </table:table-cell>
          <table:table-cell office:value-type="float" office:value="7735" calcext:value-type="float">
            <text:p>773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36" calcext:value-type="float">
            <text:p>1436</text:p>
          </table:table-cell>
          <table:table-cell office:value-type="float" office:value="8094" calcext:value-type="float">
            <text:p>80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-3.tx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 office:value-type="float" office:value="7567" calcext:value-type="float">
            <text:p>7567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7954" calcext:value-type="float">
            <text:p>795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09" calcext:value-type="float">
            <text:p>1809</text:p>
          </table:table-cell>
          <table:table-cell office:value-type="float" office:value="8549" calcext:value-type="float">
            <text:p>854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10" calcext:value-type="float">
            <text:p>1610</text:p>
          </table:table-cell>
          <table:table-cell office:value-type="float" office:value="9098" calcext:value-type="float">
            <text:p>90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5-1.tx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302" calcext:value-type="float">
            <text:p>6302</text:p>
          </table:table-cell>
          <table:table-cell office:value-type="float" office:value="20516" calcext:value-type="float">
            <text:p>20516</text:p>
          </table:table-cell>
          <table:table-cell office:value-type="float" office:value="11.715" calcext:value-type="float">
            <text:p>11.7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87" calcext:value-type="float">
            <text:p>5387</text:p>
          </table:table-cell>
          <table:table-cell office:value-type="float" office:value="21764" calcext:value-type="float">
            <text:p>21764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67" calcext:value-type="float">
            <text:p>4767</text:p>
          </table:table-cell>
          <table:table-cell office:value-type="float" office:value="23385" calcext:value-type="float">
            <text:p>23385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36" calcext:value-type="float">
            <text:p>4336</text:p>
          </table:table-cell>
          <table:table-cell office:value-type="float" office:value="25059" calcext:value-type="float">
            <text:p>25059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5-2.tx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33" calcext:value-type="float">
            <text:p>5533</text:p>
          </table:table-cell>
          <table:table-cell office:value-type="float" office:value="17683" calcext:value-type="float">
            <text:p>1768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12" calcext:value-type="float">
            <text:p>4712</text:p>
          </table:table-cell>
          <table:table-cell office:value-type="float" office:value="18695" calcext:value-type="float">
            <text:p>1869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01" calcext:value-type="float">
            <text:p>4201</text:p>
          </table:table-cell>
          <table:table-cell office:value-type="float" office:value="20050" calcext:value-type="float">
            <text:p>20050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05" calcext:value-type="float">
            <text:p>3805</text:p>
          </table:table-cell>
          <table:table-cell office:value-type="float" office:value="21413" calcext:value-type="float">
            <text:p>2141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1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748" calcext:value-type="float">
            <text:p>10748</text:p>
          </table:table-cell>
          <table:table-cell office:value-type="float" office:value="34323" calcext:value-type="float">
            <text:p>34323</text:p>
          </table:table-cell>
          <table:table-cell office:value-type="float" office:value="45.614" calcext:value-type="float">
            <text:p>45.6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78" calcext:value-type="float">
            <text:p>9178</text:p>
          </table:table-cell>
          <table:table-cell office:value-type="float" office:value="36207" calcext:value-type="float">
            <text:p>36207</text:p>
          </table:table-cell>
          <table:table-cell office:value-type="float" office:value="38.14" calcext:value-type="float">
            <text:p>38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65" calcext:value-type="float">
            <text:p>8265</text:p>
          </table:table-cell>
          <table:table-cell office:value-type="float" office:value="39013" calcext:value-type="float">
            <text:p>39013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92" calcext:value-type="float">
            <text:p>7492</text:p>
          </table:table-cell>
          <table:table-cell office:value-type="float" office:value="41810" calcext:value-type="float">
            <text:p>41810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2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214" calcext:value-type="float">
            <text:p>10214</text:p>
          </table:table-cell>
          <table:table-cell office:value-type="float" office:value="32416" calcext:value-type="float">
            <text:p>32416</text:p>
          </table:table-cell>
          <table:table-cell office:value-type="float" office:value="7.429" calcext:value-type="float">
            <text:p>7.4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49" calcext:value-type="float">
            <text:p>8749</text:p>
          </table:table-cell>
          <table:table-cell office:value-type="float" office:value="34201" calcext:value-type="float">
            <text:p>34201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57" calcext:value-type="float">
            <text:p>7857</text:p>
          </table:table-cell>
          <table:table-cell office:value-type="float" office:value="36752" calcext:value-type="float">
            <text:p>36752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61" calcext:value-type="float">
            <text:p>7161</text:p>
          </table:table-cell>
          <table:table-cell office:value-type="float" office:value="39398" calcext:value-type="float">
            <text:p>39398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3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090" calcext:value-type="float">
            <text:p>11090</text:p>
          </table:table-cell>
          <table:table-cell office:value-type="float" office:value="35517" calcext:value-type="float">
            <text:p>35517</text:p>
          </table:table-cell>
          <table:table-cell office:value-type="float" office:value="65.028" calcext:value-type="float">
            <text:p>65.0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15" calcext:value-type="float">
            <text:p>9415</text:p>
          </table:table-cell>
          <table:table-cell office:value-type="float" office:value="37501" calcext:value-type="float">
            <text:p>37501</text:p>
          </table:table-cell>
          <table:table-cell office:value-type="float" office:value="45.37" calcext:value-type="float">
            <text:p>45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22" calcext:value-type="float">
            <text:p>8422</text:p>
          </table:table-cell>
          <table:table-cell office:value-type="float" office:value="40253" calcext:value-type="float">
            <text:p>40253</text:p>
          </table:table-cell>
          <table:table-cell office:value-type="float" office:value="103.04" calcext:value-type="float">
            <text:p>103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48" calcext:value-type="float">
            <text:p>7748</text:p>
          </table:table-cell>
          <table:table-cell office:value-type="float" office:value="43124" calcext:value-type="float">
            <text:p>43124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4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161" calcext:value-type="float">
            <text:p>10161</text:p>
          </table:table-cell>
          <table:table-cell office:value-type="float" office:value="32265" calcext:value-type="float">
            <text:p>32265</text:p>
          </table:table-cell>
          <table:table-cell office:value-type="float" office:value="6.907" calcext:value-type="float">
            <text:p>6.9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68" calcext:value-type="float">
            <text:p>8668</text:p>
          </table:table-cell>
          <table:table-cell office:value-type="float" office:value="34060" calcext:value-type="float">
            <text:p>34060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02" calcext:value-type="float">
            <text:p>7802</text:p>
          </table:table-cell>
          <table:table-cell office:value-type="float" office:value="36619" calcext:value-type="float">
            <text:p>36619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20" calcext:value-type="float">
            <text:p>7120</text:p>
          </table:table-cell>
          <table:table-cell office:value-type="float" office:value="39203" calcext:value-type="float">
            <text:p>39203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5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398" calcext:value-type="float">
            <text:p>10398</text:p>
          </table:table-cell>
          <table:table-cell office:value-type="float" office:value="32983" calcext:value-type="float">
            <text:p>32983</text:p>
          </table:table-cell>
          <table:table-cell office:value-type="float" office:value="89.098" calcext:value-type="float">
            <text:p>89.0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67" calcext:value-type="float">
            <text:p>8967</text:p>
          </table:table-cell>
          <table:table-cell office:value-type="float" office:value="34922" calcext:value-type="float">
            <text:p>34922</text:p>
          </table:table-cell>
          <table:table-cell office:value-type="float" office:value="19.22" calcext:value-type="float">
            <text:p>19.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61" calcext:value-type="float">
            <text:p>7961</text:p>
          </table:table-cell>
          <table:table-cell office:value-type="float" office:value="37534" calcext:value-type="float">
            <text:p>37534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201" calcext:value-type="float">
            <text:p>7201</text:p>
          </table:table-cell>
          <table:table-cell office:value-type="float" office:value="40144" calcext:value-type="float">
            <text:p>40144</text:p>
          </table:table-cell>
          <table:table-cell office:value-type="float" office:value="111.69" calcext:value-type="float">
            <text:p>111.69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6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447" calcext:value-type="float">
            <text:p>9447</text:p>
          </table:table-cell>
          <table:table-cell office:value-type="float" office:value="29611" calcext:value-type="float">
            <text:p>29611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44" calcext:value-type="float">
            <text:p>8144</text:p>
          </table:table-cell>
          <table:table-cell office:value-type="float" office:value="31238" calcext:value-type="float">
            <text:p>31238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262" calcext:value-type="float">
            <text:p>7262</text:p>
          </table:table-cell>
          <table:table-cell office:value-type="float" office:value="33509" calcext:value-type="float">
            <text:p>33509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85" calcext:value-type="float">
            <text:p>6585</text:p>
          </table:table-cell>
          <table:table-cell office:value-type="float" office:value="35697" calcext:value-type="float">
            <text:p>35697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36-7.tx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777" calcext:value-type="float">
            <text:p>10777</text:p>
          </table:table-cell>
          <table:table-cell office:value-type="float" office:value="34359" calcext:value-type="float">
            <text:p>34359</text:p>
          </table:table-cell>
          <table:table-cell office:value-type="float" office:value="32.706" calcext:value-type="float">
            <text:p>32.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10" calcext:value-type="float">
            <text:p>9210</text:p>
          </table:table-cell>
          <table:table-cell office:value-type="float" office:value="36332" calcext:value-type="float">
            <text:p>36332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38" calcext:value-type="float">
            <text:p>8238</text:p>
          </table:table-cell>
          <table:table-cell office:value-type="float" office:value="39008" calcext:value-type="float">
            <text:p>39008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44" calcext:value-type="float">
            <text:p>7544</text:p>
          </table:table-cell>
          <table:table-cell office:value-type="float" office:value="41859" calcext:value-type="float">
            <text:p>41859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1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8180" calcext:value-type="float">
            <text:p>18180</text:p>
          </table:table-cell>
          <table:table-cell office:value-type="float" office:value="57634" calcext:value-type="float">
            <text:p>57634</text:p>
          </table:table-cell>
          <table:table-cell office:value-type="float" office:value="32.487" calcext:value-type="float">
            <text:p>32.4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07" calcext:value-type="float">
            <text:p>15507</text:p>
          </table:table-cell>
          <table:table-cell office:value-type="float" office:value="60814" calcext:value-type="float">
            <text:p>60814</text:p>
          </table:table-cell>
          <table:table-cell office:value-type="float" office:value="25.89" calcext:value-type="float">
            <text:p>25.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35" calcext:value-type="float">
            <text:p>14035</text:p>
          </table:table-cell>
          <table:table-cell office:value-type="float" office:value="65434" calcext:value-type="float">
            <text:p>65434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28" calcext:value-type="float">
            <text:p>12828</text:p>
          </table:table-cell>
          <table:table-cell office:value-type="float" office:value="70295" calcext:value-type="float">
            <text:p>70295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2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427" calcext:value-type="float">
            <text:p>17427</text:p>
          </table:table-cell>
          <table:table-cell office:value-type="float" office:value="54785" calcext:value-type="float">
            <text:p>54785</text:p>
          </table:table-cell>
          <table:table-cell office:value-type="float" office:value="47.065" calcext:value-type="float">
            <text:p>47.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928" calcext:value-type="float">
            <text:p>14928</text:p>
          </table:table-cell>
          <table:table-cell office:value-type="float" office:value="57913" calcext:value-type="float">
            <text:p>57913</text:p>
          </table:table-cell>
          <table:table-cell office:value-type="float" office:value="54.97" calcext:value-type="float">
            <text:p>54.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86" calcext:value-type="float">
            <text:p>13386</text:p>
          </table:table-cell>
          <table:table-cell office:value-type="float" office:value="62234" calcext:value-type="float">
            <text:p>62234</text:p>
          </table:table-cell>
          <table:table-cell office:value-type="float" office:value="15.31" calcext:value-type="float">
            <text:p>15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212" calcext:value-type="float">
            <text:p>12212</text:p>
          </table:table-cell>
          <table:table-cell office:value-type="float" office:value="66728" calcext:value-type="float">
            <text:p>66728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3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8147" calcext:value-type="float">
            <text:p>18147</text:p>
          </table:table-cell>
          <table:table-cell office:value-type="float" office:value="57348" calcext:value-type="float">
            <text:p>57348</text:p>
          </table:table-cell>
          <table:table-cell office:value-type="float" office:value="47.917" calcext:value-type="float">
            <text:p>47.9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430" calcext:value-type="float">
            <text:p>15430</text:p>
          </table:table-cell>
          <table:table-cell office:value-type="float" office:value="60644" calcext:value-type="float">
            <text:p>60644</text:p>
          </table:table-cell>
          <table:table-cell office:value-type="float" office:value="41.45" calcext:value-type="float">
            <text:p>41.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882" calcext:value-type="float">
            <text:p>13882</text:p>
          </table:table-cell>
          <table:table-cell office:value-type="float" office:value="65123" calcext:value-type="float">
            <text:p>65123</text:p>
          </table:table-cell>
          <table:table-cell office:value-type="float" office:value="42.79" calcext:value-type="float">
            <text:p>42.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30" calcext:value-type="float">
            <text:p>12730</text:p>
          </table:table-cell>
          <table:table-cell office:value-type="float" office:value="69875" calcext:value-type="float">
            <text:p>69875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4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356" calcext:value-type="float">
            <text:p>17356</text:p>
          </table:table-cell>
          <table:table-cell office:value-type="float" office:value="54459" calcext:value-type="float">
            <text:p>54459</text:p>
          </table:table-cell>
          <table:table-cell office:value-type="float" office:value="10.692" calcext:value-type="float">
            <text:p>10.6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72" calcext:value-type="float">
            <text:p>14872</text:p>
          </table:table-cell>
          <table:table-cell office:value-type="float" office:value="57452" calcext:value-type="float">
            <text:p>57452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62" calcext:value-type="float">
            <text:p>13362</text:p>
          </table:table-cell>
          <table:table-cell office:value-type="float" office:value="61693" calcext:value-type="float">
            <text:p>61693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62" calcext:value-type="float">
            <text:p>12162</text:p>
          </table:table-cell>
          <table:table-cell office:value-type="float" office:value="66044" calcext:value-type="float">
            <text:p>6604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5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9336" calcext:value-type="float">
            <text:p>19336</text:p>
          </table:table-cell>
          <table:table-cell office:value-type="float" office:value="61514" calcext:value-type="float">
            <text:p>61514</text:p>
          </table:table-cell>
          <table:table-cell office:value-type="float" office:value="91.298" calcext:value-type="float">
            <text:p>91.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12" calcext:value-type="float">
            <text:p>16412</text:p>
          </table:table-cell>
          <table:table-cell office:value-type="float" office:value="64982" calcext:value-type="float">
            <text:p>64982</text:p>
          </table:table-cell>
          <table:table-cell office:value-type="float" office:value="59.55" calcext:value-type="float">
            <text:p>59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769" calcext:value-type="float">
            <text:p>14769</text:p>
          </table:table-cell>
          <table:table-cell office:value-type="float" office:value="70020" calcext:value-type="float">
            <text:p>70020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75233" calcext:value-type="float">
            <text:p>75233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6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8020" calcext:value-type="float">
            <text:p>18020</text:p>
          </table:table-cell>
          <table:table-cell office:value-type="float" office:value="56949" calcext:value-type="float">
            <text:p>56949</text:p>
          </table:table-cell>
          <table:table-cell office:value-type="float" office:value="36.571" calcext:value-type="float">
            <text:p>36.5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452" calcext:value-type="float">
            <text:p>15452</text:p>
          </table:table-cell>
          <table:table-cell office:value-type="float" office:value="60163" calcext:value-type="float">
            <text:p>60163</text:p>
          </table:table-cell>
          <table:table-cell office:value-type="float" office:value="31.36" calcext:value-type="float">
            <text:p>31.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881" calcext:value-type="float">
            <text:p>13881</text:p>
          </table:table-cell>
          <table:table-cell office:value-type="float" office:value="64735" calcext:value-type="float">
            <text:p>647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611" calcext:value-type="float">
            <text:p>12611</text:p>
          </table:table-cell>
          <table:table-cell office:value-type="float" office:value="69310" calcext:value-type="float">
            <text:p>69310</text:p>
          </table:table-cell>
          <table:table-cell office:value-type="float" office:value="29.72" calcext:value-type="float">
            <text:p>29.7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7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829" calcext:value-type="float">
            <text:p>17829</text:p>
          </table:table-cell>
          <table:table-cell office:value-type="float" office:value="56308" calcext:value-type="float">
            <text:p>56308</text:p>
          </table:table-cell>
          <table:table-cell office:value-type="float" office:value="2.541" calcext:value-type="float">
            <text:p>2.5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66" calcext:value-type="float">
            <text:p>15266</text:p>
          </table:table-cell>
          <table:table-cell office:value-type="float" office:value="59497" calcext:value-type="float">
            <text:p>5949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660" calcext:value-type="float">
            <text:p>13660</text:p>
          </table:table-cell>
          <table:table-cell office:value-type="float" office:value="63818" calcext:value-type="float">
            <text:p>6381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85" calcext:value-type="float">
            <text:p>12585</text:p>
          </table:table-cell>
          <table:table-cell office:value-type="float" office:value="68329" calcext:value-type="float">
            <text:p>6832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49-8.txt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9628" calcext:value-type="float">
            <text:p>19628</text:p>
          </table:table-cell>
          <table:table-cell office:value-type="float" office:value="62780" calcext:value-type="float">
            <text:p>62780</text:p>
          </table:table-cell>
          <table:table-cell office:value-type="float" office:value="36.775" calcext:value-type="float">
            <text:p>36.7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560" calcext:value-type="float">
            <text:p>16560</text:p>
          </table:table-cell>
          <table:table-cell office:value-type="float" office:value="66432" calcext:value-type="float">
            <text:p>66432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65" calcext:value-type="float">
            <text:p>14965</text:p>
          </table:table-cell>
          <table:table-cell office:value-type="float" office:value="71499" calcext:value-type="float">
            <text:p>7149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709" calcext:value-type="float">
            <text:p>13709</text:p>
          </table:table-cell>
          <table:table-cell office:value-type="float" office:value="76988" calcext:value-type="float">
            <text:p>76988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64-1.txt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7673" calcext:value-type="float">
            <text:p>27673</text:p>
          </table:table-cell>
          <table:table-cell office:value-type="float" office:value="86252" calcext:value-type="float">
            <text:p>86252</text:p>
          </table:table-cell>
          <table:table-cell office:value-type="float" office:value="3.913" calcext:value-type="float">
            <text:p>3.9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726" calcext:value-type="float">
            <text:p>23726</text:p>
          </table:table-cell>
          <table:table-cell office:value-type="float" office:value="91092" calcext:value-type="float">
            <text:p>91092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289" calcext:value-type="float">
            <text:p>21289</text:p>
          </table:table-cell>
          <table:table-cell office:value-type="float" office:value="97732" calcext:value-type="float">
            <text:p>97732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07" calcext:value-type="float">
            <text:p>19507</text:p>
          </table:table-cell>
          <table:table-cell office:value-type="float" office:value="104549" calcext:value-type="float">
            <text:p>10454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64-2.txt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8836" calcext:value-type="float">
            <text:p>28836</text:p>
          </table:table-cell>
          <table:table-cell office:value-type="float" office:value="90485" calcext:value-type="float">
            <text:p>90485</text:p>
          </table:table-cell>
          <table:table-cell office:value-type="float" office:value="3.816" calcext:value-type="float">
            <text:p>3.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621" calcext:value-type="float">
            <text:p>24621</text:p>
          </table:table-cell>
          <table:table-cell office:value-type="float" office:value="95384" calcext:value-type="float">
            <text:p>95384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228" calcext:value-type="float">
            <text:p>22228</text:p>
          </table:table-cell>
          <table:table-cell office:value-type="float" office:value="102580" calcext:value-type="float">
            <text:p>102580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01" calcext:value-type="float">
            <text:p>20401</text:p>
          </table:table-cell>
          <table:table-cell office:value-type="float" office:value="109992" calcext:value-type="float">
            <text:p>109992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1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2346" calcext:value-type="float">
            <text:p>42346</text:p>
          </table:table-cell>
          <table:table-cell office:value-type="float" office:value="131372" calcext:value-type="float">
            <text:p>131372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300" calcext:value-type="float">
            <text:p>36300</text:p>
          </table:table-cell>
          <table:table-cell office:value-type="float" office:value="138818" calcext:value-type="float">
            <text:p>138818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685" calcext:value-type="float">
            <text:p>32685</text:p>
          </table:table-cell>
          <table:table-cell office:value-type="float" office:value="149037" calcext:value-type="float">
            <text:p>149037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998" calcext:value-type="float">
            <text:p>29998</text:p>
          </table:table-cell>
          <table:table-cell office:value-type="float" office:value="159501" calcext:value-type="float">
            <text:p>15950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2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3196" calcext:value-type="float">
            <text:p>43196</text:p>
          </table:table-cell>
          <table:table-cell office:value-type="float" office:value="134838" calcext:value-type="float">
            <text:p>134838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039" calcext:value-type="float">
            <text:p>37039</text:p>
          </table:table-cell>
          <table:table-cell office:value-type="float" office:value="142392" calcext:value-type="float">
            <text:p>142392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444" calcext:value-type="float">
            <text:p>33444</text:p>
          </table:table-cell>
          <table:table-cell office:value-type="float" office:value="152968" calcext:value-type="float">
            <text:p>15296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743" calcext:value-type="float">
            <text:p>30743</text:p>
          </table:table-cell>
          <table:table-cell office:value-type="float" office:value="163962" calcext:value-type="float">
            <text:p>163962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3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4510" calcext:value-type="float">
            <text:p>44510</text:p>
          </table:table-cell>
          <table:table-cell office:value-type="float" office:value="139248" calcext:value-type="float">
            <text:p>139248</text:p>
          </table:table-cell>
          <table:table-cell office:value-type="float" office:value="9.576" calcext:value-type="float">
            <text:p>9.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935" calcext:value-type="float">
            <text:p>37935</text:p>
          </table:table-cell>
          <table:table-cell office:value-type="float" office:value="147076" calcext:value-type="float">
            <text:p>147076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260" calcext:value-type="float">
            <text:p>34260</text:p>
          </table:table-cell>
          <table:table-cell office:value-type="float" office:value="158132" calcext:value-type="float">
            <text:p>158132</text:p>
          </table:table-cell>
          <table:table-cell office:value-type="float" office:value="13.88" calcext:value-type="float">
            <text:p>13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59" calcext:value-type="float">
            <text:p>31459</text:p>
          </table:table-cell>
          <table:table-cell office:value-type="float" office:value="169570" calcext:value-type="float">
            <text:p>16957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4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5490" calcext:value-type="float">
            <text:p>45490</text:p>
          </table:table-cell>
          <table:table-cell office:value-type="float" office:value="142756" calcext:value-type="float">
            <text:p>142756</text:p>
          </table:table-cell>
          <table:table-cell office:value-type="float" office:value="18.196" calcext:value-type="float">
            <text:p>18.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700" calcext:value-type="float">
            <text:p>38700</text:p>
          </table:table-cell>
          <table:table-cell office:value-type="float" office:value="150730" calcext:value-type="float">
            <text:p>150730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028" calcext:value-type="float">
            <text:p>35028</text:p>
          </table:table-cell>
          <table:table-cell office:value-type="float" office:value="162100" calcext:value-type="float">
            <text:p>162100</text:p>
          </table:table-cell>
          <table:table-cell office:value-type="float" office:value="21.92" calcext:value-type="float">
            <text:p>21.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303" calcext:value-type="float">
            <text:p>32303</text:p>
          </table:table-cell>
          <table:table-cell office:value-type="float" office:value="174359" calcext:value-type="float">
            <text:p>174359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5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053" calcext:value-type="float">
            <text:p>41053</text:p>
          </table:table-cell>
          <table:table-cell office:value-type="float" office:value="126546" calcext:value-type="float">
            <text:p>126546</text:p>
          </table:table-cell>
          <table:table-cell office:value-type="float" office:value="23.294" calcext:value-type="float">
            <text:p>23.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184" calcext:value-type="float">
            <text:p>35184</text:p>
          </table:table-cell>
          <table:table-cell office:value-type="float" office:value="133544" calcext:value-type="float">
            <text:p>133544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696" calcext:value-type="float">
            <text:p>31696</text:p>
          </table:table-cell>
          <table:table-cell office:value-type="float" office:value="143197" calcext:value-type="float">
            <text:p>143197</text:p>
          </table:table-cell>
          <table:table-cell office:value-type="float" office:value="31.09" calcext:value-type="float">
            <text:p>31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171" calcext:value-type="float">
            <text:p>29171</text:p>
          </table:table-cell>
          <table:table-cell office:value-type="float" office:value="153119" calcext:value-type="float">
            <text:p>153119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6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941" calcext:value-type="float">
            <text:p>41941</text:p>
          </table:table-cell>
          <table:table-cell office:value-type="float" office:value="130090" calcext:value-type="float">
            <text:p>130090</text:p>
          </table:table-cell>
          <table:table-cell office:value-type="float" office:value="35.287" calcext:value-type="float">
            <text:p>35.2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944" calcext:value-type="float">
            <text:p>35944</text:p>
          </table:table-cell>
          <table:table-cell office:value-type="float" office:value="137332" calcext:value-type="float">
            <text:p>137332</text:p>
          </table:table-cell>
          <table:table-cell office:value-type="float" office:value="33.38" calcext:value-type="float">
            <text:p>33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448" calcext:value-type="float">
            <text:p>32448</text:p>
          </table:table-cell>
          <table:table-cell office:value-type="float" office:value="147406" calcext:value-type="float">
            <text:p>147406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854" calcext:value-type="float">
            <text:p>29854</text:p>
          </table:table-cell>
          <table:table-cell office:value-type="float" office:value="157926" calcext:value-type="float">
            <text:p>157926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7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39673" calcext:value-type="float">
            <text:p>39673</text:p>
          </table:table-cell>
          <table:table-cell office:value-type="float" office:value="121763" calcext:value-type="float">
            <text:p>121763</text:p>
          </table:table-cell>
          <table:table-cell office:value-type="float" office:value="29.789" calcext:value-type="float">
            <text:p>29.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135" calcext:value-type="float">
            <text:p>34135</text:p>
          </table:table-cell>
          <table:table-cell office:value-type="float" office:value="128250" calcext:value-type="float">
            <text:p>128250</text:p>
          </table:table-cell>
          <table:table-cell office:value-type="float" office:value="14.69" calcext:value-type="float">
            <text:p>14.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842" calcext:value-type="float">
            <text:p>30842</text:p>
          </table:table-cell>
          <table:table-cell office:value-type="float" office:value="137591" calcext:value-type="float">
            <text:p>137591</text:p>
          </table:table-cell>
          <table:table-cell office:value-type="float" office:value="28.65" calcext:value-type="float">
            <text:p>28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248" calcext:value-type="float">
            <text:p>28248</text:p>
          </table:table-cell>
          <table:table-cell office:value-type="float" office:value="147034" calcext:value-type="float">
            <text:p>147034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8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506" calcext:value-type="float">
            <text:p>41506</text:p>
          </table:table-cell>
          <table:table-cell office:value-type="float" office:value="128528" calcext:value-type="float">
            <text:p>128528</text:p>
          </table:table-cell>
          <table:table-cell office:value-type="float" office:value="2.272" calcext:value-type="float">
            <text:p>2.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484" calcext:value-type="float">
            <text:p>35484</text:p>
          </table:table-cell>
          <table:table-cell office:value-type="float" office:value="135608" calcext:value-type="float">
            <text:p>135608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081" calcext:value-type="float">
            <text:p>32081</text:p>
          </table:table-cell>
          <table:table-cell office:value-type="float" office:value="145506" calcext:value-type="float">
            <text:p>145506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538" calcext:value-type="float">
            <text:p>29538</text:p>
          </table:table-cell>
          <table:table-cell office:value-type="float" office:value="155718" calcext:value-type="float">
            <text:p>155718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9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2521" calcext:value-type="float">
            <text:p>42521</text:p>
          </table:table-cell>
          <table:table-cell office:value-type="float" office:value="132210" calcext:value-type="float">
            <text:p>132210</text:p>
          </table:table-cell>
          <table:table-cell office:value-type="float" office:value="5.241" calcext:value-type="float">
            <text:p>5.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387" calcext:value-type="float">
            <text:p>36387</text:p>
          </table:table-cell>
          <table:table-cell office:value-type="float" office:value="139369" calcext:value-type="float">
            <text:p>139369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993" calcext:value-type="float">
            <text:p>32993</text:p>
          </table:table-cell>
          <table:table-cell office:value-type="float" office:value="149766" calcext:value-type="float">
            <text:p>149766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299" calcext:value-type="float">
            <text:p>30299</text:p>
          </table:table-cell>
          <table:table-cell office:value-type="float" office:value="160584" calcext:value-type="float">
            <text:p>16058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81-10.tx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3642" calcext:value-type="float">
            <text:p>43642</text:p>
          </table:table-cell>
          <table:table-cell office:value-type="float" office:value="136274" calcext:value-type="float">
            <text:p>136274</text:p>
          </table:table-cell>
          <table:table-cell office:value-type="float" office:value="16.349" calcext:value-type="float">
            <text:p>16.3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389" calcext:value-type="float">
            <text:p>37389</text:p>
          </table:table-cell>
          <table:table-cell office:value-type="float" office:value="143957" calcext:value-type="float">
            <text:p>143957</text:p>
          </table:table-cell>
          <table:table-cell office:value-type="float" office:value="18.74" calcext:value-type="float">
            <text:p>18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774" calcext:value-type="float">
            <text:p>33774</text:p>
          </table:table-cell>
          <table:table-cell office:value-type="float" office:value="154859" calcext:value-type="float">
            <text:p>154859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018" calcext:value-type="float">
            <text:p>31018</text:p>
          </table:table-cell>
          <table:table-cell office:value-type="float" office:value="166220" calcext:value-type="float">
            <text:p>166220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00-1.tx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7910" calcext:value-type="float">
            <text:p>57910</text:p>
          </table:table-cell>
          <table:table-cell office:value-type="float" office:value="176986" calcext:value-type="float">
            <text:p>176986</text:p>
          </table:table-cell>
          <table:table-cell office:value-type="float" office:value="10.475" calcext:value-type="float">
            <text:p>10.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940" calcext:value-type="float">
            <text:p>49940</text:p>
          </table:table-cell>
          <table:table-cell office:value-type="float" office:value="186729" calcext:value-type="float">
            <text:p>18672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025" calcext:value-type="float">
            <text:p>45025</text:p>
          </table:table-cell>
          <table:table-cell office:value-type="float" office:value="200052" calcext:value-type="float">
            <text:p>200052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470" calcext:value-type="float">
            <text:p>41470</text:p>
          </table:table-cell>
          <table:table-cell office:value-type="float" office:value="213707" calcext:value-type="float">
            <text:p>213707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00-2.tx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5813" calcext:value-type="float">
            <text:p>115813</text:p>
          </table:table-cell>
          <table:table-cell office:value-type="float" office:value="389883" calcext:value-type="float">
            <text:p>389883</text:p>
          </table:table-cell>
          <table:table-cell office:value-type="float" office:value="1.821" calcext:value-type="float">
            <text:p>1.8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934" calcext:value-type="float">
            <text:p>93934</text:p>
          </table:table-cell>
          <table:table-cell office:value-type="float" office:value="418116" calcext:value-type="float">
            <text:p>418116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613" calcext:value-type="float">
            <text:p>83613</text:p>
          </table:table-cell>
          <table:table-cell office:value-type="float" office:value="453972" calcext:value-type="float">
            <text:p>453972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784" calcext:value-type="float">
            <text:p>77784</text:p>
          </table:table-cell>
          <table:table-cell office:value-type="float" office:value="493201" calcext:value-type="float">
            <text:p>49320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21-1.txt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7804" calcext:value-type="float">
            <text:p>87804</text:p>
          </table:table-cell>
          <table:table-cell office:value-type="float" office:value="270758" calcext:value-type="float">
            <text:p>270758</text:p>
          </table:table-cell>
          <table:table-cell office:value-type="float" office:value="4.933" calcext:value-type="float">
            <text:p>4.9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100" calcext:value-type="float">
            <text:p>75100</text:p>
          </table:table-cell>
          <table:table-cell office:value-type="float" office:value="285894" calcext:value-type="float">
            <text:p>285894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155" calcext:value-type="float">
            <text:p>68155</text:p>
          </table:table-cell>
          <table:table-cell office:value-type="float" office:value="307165" calcext:value-type="float">
            <text:p>307165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835" calcext:value-type="float">
            <text:p>62835</text:p>
          </table:table-cell>
          <table:table-cell office:value-type="float" office:value="329455" calcext:value-type="float">
            <text:p>329455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21-2.txt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5179" calcext:value-type="float">
            <text:p>85179</text:p>
          </table:table-cell>
          <table:table-cell office:value-type="float" office:value="260733" calcext:value-type="float">
            <text:p>260733</text:p>
          </table:table-cell>
          <table:table-cell office:value-type="float" office:value="10.445" calcext:value-type="float">
            <text:p>10.4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898" calcext:value-type="float">
            <text:p>72898</text:p>
          </table:table-cell>
          <table:table-cell office:value-type="float" office:value="275012" calcext:value-type="float">
            <text:p>275012</text:p>
          </table:table-cell>
          <table:table-cell office:value-type="float" office:value="6.83" calcext:value-type="float">
            <text:p>6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113" calcext:value-type="float">
            <text:p>66113</text:p>
          </table:table-cell>
          <table:table-cell office:value-type="float" office:value="295321" calcext:value-type="float">
            <text:p>295321</text:p>
          </table:table-cell>
          <table:table-cell office:value-type="float" office:value="8.84" calcext:value-type="float">
            <text:p>8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912" calcext:value-type="float">
            <text:p>60912</text:p>
          </table:table-cell>
          <table:table-cell office:value-type="float" office:value="316344" calcext:value-type="float">
            <text:p>316344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21-3.txt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6921" calcext:value-type="float">
            <text:p>86921</text:p>
          </table:table-cell>
          <table:table-cell office:value-type="float" office:value="267710" calcext:value-type="float">
            <text:p>267710</text:p>
          </table:table-cell>
          <table:table-cell office:value-type="float" office:value="1.991" calcext:value-type="float">
            <text:p>1.9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350" calcext:value-type="float">
            <text:p>74350</text:p>
          </table:table-cell>
          <table:table-cell office:value-type="float" office:value="282501" calcext:value-type="float">
            <text:p>282501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529" calcext:value-type="float">
            <text:p>67529</text:p>
          </table:table-cell>
          <table:table-cell office:value-type="float" office:value="303478" calcext:value-type="float">
            <text:p>303478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340" calcext:value-type="float">
            <text:p>62340</text:p>
          </table:table-cell>
          <table:table-cell office:value-type="float" office:value="325511" calcext:value-type="float">
            <text:p>32551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21-4.txt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83962" calcext:value-type="float">
            <text:p>83962</text:p>
          </table:table-cell>
          <table:table-cell office:value-type="float" office:value="256723" calcext:value-type="float">
            <text:p>256723</text:p>
          </table:table-cell>
          <table:table-cell office:value-type="float" office:value="2.171" calcext:value-type="float">
            <text:p>2.1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095" calcext:value-type="float">
            <text:p>72095</text:p>
          </table:table-cell>
          <table:table-cell office:value-type="float" office:value="270748" calcext:value-type="float">
            <text:p>270748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369" calcext:value-type="float">
            <text:p>65369</text:p>
          </table:table-cell>
          <table:table-cell office:value-type="float" office:value="290562" calcext:value-type="float">
            <text:p>290562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358" calcext:value-type="float">
            <text:p>60358</text:p>
          </table:table-cell>
          <table:table-cell office:value-type="float" office:value="311139" calcext:value-type="float">
            <text:p>311139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44-1.txt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14188" calcext:value-type="float">
            <text:p>114188</text:p>
          </table:table-cell>
          <table:table-cell office:value-type="float" office:value="346873" calcext:value-type="float">
            <text:p>346873</text:p>
          </table:table-cell>
          <table:table-cell office:value-type="float" office:value="8.093" calcext:value-type="float">
            <text:p>8.0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090" calcext:value-type="float">
            <text:p>98090</text:p>
          </table:table-cell>
          <table:table-cell office:value-type="float" office:value="365925" calcext:value-type="float">
            <text:p>365925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933" calcext:value-type="float">
            <text:p>88933</text:p>
          </table:table-cell>
          <table:table-cell office:value-type="float" office:value="392385" calcext:value-type="float">
            <text:p>392385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262" calcext:value-type="float">
            <text:p>82262</text:p>
          </table:table-cell>
          <table:table-cell office:value-type="float" office:value="420214" calcext:value-type="float">
            <text:p>420214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44-2.txt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11993" calcext:value-type="float">
            <text:p>111993</text:p>
          </table:table-cell>
          <table:table-cell office:value-type="float" office:value="339168" calcext:value-type="float">
            <text:p>339168</text:p>
          </table:table-cell>
          <table:table-cell office:value-type="float" office:value="29.615" calcext:value-type="float">
            <text:p>29.6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380" calcext:value-type="float">
            <text:p>96380</text:p>
          </table:table-cell>
          <table:table-cell office:value-type="float" office:value="357908" calcext:value-type="float">
            <text:p>357908</text:p>
          </table:table-cell>
          <table:table-cell office:value-type="float" office:value="19.67" calcext:value-type="float">
            <text:p>19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227" calcext:value-type="float">
            <text:p>87227</text:p>
          </table:table-cell>
          <table:table-cell office:value-type="float" office:value="383644" calcext:value-type="float">
            <text:p>383644</text:p>
          </table:table-cell>
          <table:table-cell office:value-type="float" office:value="17.06" calcext:value-type="float">
            <text:p>17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697" calcext:value-type="float">
            <text:p>80697</text:p>
          </table:table-cell>
          <table:table-cell office:value-type="float" office:value="410283" calcext:value-type="float">
            <text:p>410283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44-3.txt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11993" calcext:value-type="float">
            <text:p>111993</text:p>
          </table:table-cell>
          <table:table-cell office:value-type="float" office:value="339168" calcext:value-type="float">
            <text:p>339168</text:p>
          </table:table-cell>
          <table:table-cell office:value-type="float" office:value="29.792" calcext:value-type="float">
            <text:p>29.7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380" calcext:value-type="float">
            <text:p>96380</text:p>
          </table:table-cell>
          <table:table-cell office:value-type="float" office:value="357908" calcext:value-type="float">
            <text:p>3579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227" calcext:value-type="float">
            <text:p>87227</text:p>
          </table:table-cell>
          <table:table-cell office:value-type="float" office:value="383644" calcext:value-type="float">
            <text:p>383644</text:p>
          </table:table-cell>
          <table:table-cell office:value-type="float" office:value="16.65" calcext:value-type="float">
            <text:p>16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697" calcext:value-type="float">
            <text:p>80697</text:p>
          </table:table-cell>
          <table:table-cell office:value-type="float" office:value="410283" calcext:value-type="float">
            <text:p>410283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1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55802" calcext:value-type="float">
            <text:p>155802</text:p>
          </table:table-cell>
          <table:table-cell office:value-type="float" office:value="473984" calcext:value-type="float">
            <text:p>473984</text:p>
          </table:table-cell>
          <table:table-cell office:value-type="float" office:value="4.666" calcext:value-type="float">
            <text:p>4.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872" calcext:value-type="float">
            <text:p>133872</text:p>
          </table:table-cell>
          <table:table-cell office:value-type="float" office:value="500176" calcext:value-type="float">
            <text:p>500176</text:p>
          </table:table-cell>
          <table:table-cell office:value-type="float" office:value="4.33" calcext:value-type="float">
            <text:p>4.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589" calcext:value-type="float">
            <text:p>121589</text:p>
          </table:table-cell>
          <table:table-cell office:value-type="float" office:value="537382" calcext:value-type="float">
            <text:p>537382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2621" calcext:value-type="float">
            <text:p>112621</text:p>
          </table:table-cell>
          <table:table-cell office:value-type="float" office:value="576557" calcext:value-type="float">
            <text:p>57655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2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44772" calcext:value-type="float">
            <text:p>144772</text:p>
          </table:table-cell>
          <table:table-cell office:value-type="float" office:value="434059" calcext:value-type="float">
            <text:p>434059</text:p>
          </table:table-cell>
          <table:table-cell office:value-type="float" office:value="13.206" calcext:value-type="float">
            <text:p>13.2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056" calcext:value-type="float">
            <text:p>125056</text:p>
          </table:table-cell>
          <table:table-cell office:value-type="float" office:value="457580" calcext:value-type="float">
            <text:p>457580</text:p>
          </table:table-cell>
          <table:table-cell office:value-type="float" office:value="17.59" calcext:value-type="float">
            <text:p>17.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592" calcext:value-type="float">
            <text:p>113592</text:p>
          </table:table-cell>
          <table:table-cell office:value-type="float" office:value="490411" calcext:value-type="float">
            <text:p>490411</text:p>
          </table:table-cell>
          <table:table-cell office:value-type="float" office:value="14.36" calcext:value-type="float">
            <text:p>14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051" calcext:value-type="float">
            <text:p>105051</text:p>
          </table:table-cell>
          <table:table-cell office:value-type="float" office:value="524449" calcext:value-type="float">
            <text:p>524449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3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50729" calcext:value-type="float">
            <text:p>150729</text:p>
          </table:table-cell>
          <table:table-cell office:value-type="float" office:value="455363" calcext:value-type="float">
            <text:p>455363</text:p>
          </table:table-cell>
          <table:table-cell office:value-type="float" office:value="20.934" calcext:value-type="float">
            <text:p>20.9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627" calcext:value-type="float">
            <text:p>129627</text:p>
          </table:table-cell>
          <table:table-cell office:value-type="float" office:value="479962" calcext:value-type="float">
            <text:p>479962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7968" calcext:value-type="float">
            <text:p>117968</text:p>
          </table:table-cell>
          <table:table-cell office:value-type="float" office:value="515072" calcext:value-type="float">
            <text:p>515072</text:p>
          </table:table-cell>
          <table:table-cell office:value-type="float" office:value="50.48" calcext:value-type="float">
            <text:p>50.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068" calcext:value-type="float">
            <text:p>109068</text:p>
          </table:table-cell>
          <table:table-cell office:value-type="float" office:value="551567" calcext:value-type="float">
            <text:p>551567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4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43082" calcext:value-type="float">
            <text:p>143082</text:p>
          </table:table-cell>
          <table:table-cell office:value-type="float" office:value="427343" calcext:value-type="float">
            <text:p>427343</text:p>
          </table:table-cell>
          <table:table-cell office:value-type="float" office:value="4.396" calcext:value-type="float">
            <text:p>4.3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392" calcext:value-type="float">
            <text:p>123392</text:p>
          </table:table-cell>
          <table:table-cell office:value-type="float" office:value="450131" calcext:value-type="float">
            <text:p>45013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065" calcext:value-type="float">
            <text:p>112065</text:p>
          </table:table-cell>
          <table:table-cell office:value-type="float" office:value="482225" calcext:value-type="float">
            <text:p>482225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936" calcext:value-type="float">
            <text:p>103936</text:p>
          </table:table-cell>
          <table:table-cell office:value-type="float" office:value="515207" calcext:value-type="float">
            <text:p>51520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5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44196" calcext:value-type="float">
            <text:p>144196</text:p>
          </table:table-cell>
          <table:table-cell office:value-type="float" office:value="432025" calcext:value-type="float">
            <text:p>432025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4416" calcext:value-type="float">
            <text:p>124416</text:p>
          </table:table-cell>
          <table:table-cell office:value-type="float" office:value="455359" calcext:value-type="float">
            <text:p>455359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178" calcext:value-type="float">
            <text:p>113178</text:p>
          </table:table-cell>
          <table:table-cell office:value-type="float" office:value="487753" calcext:value-type="float">
            <text:p>487753</text:p>
          </table:table-cell>
          <table:table-cell office:value-type="float" office:value="5.97" calcext:value-type="float">
            <text:p>5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774" calcext:value-type="float">
            <text:p>104774</text:p>
          </table:table-cell>
          <table:table-cell office:value-type="float" office:value="521672" calcext:value-type="float">
            <text:p>521672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6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46145" calcext:value-type="float">
            <text:p>146145</text:p>
          </table:table-cell>
          <table:table-cell office:value-type="float" office:value="438951" calcext:value-type="float">
            <text:p>438951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6122" calcext:value-type="float">
            <text:p>126122</text:p>
          </table:table-cell>
          <table:table-cell office:value-type="float" office:value="462711" calcext:value-type="float">
            <text:p>462711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657" calcext:value-type="float">
            <text:p>114657</text:p>
          </table:table-cell>
          <table:table-cell office:value-type="float" office:value="496123" calcext:value-type="float">
            <text:p>496123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878" calcext:value-type="float">
            <text:p>105878</text:p>
          </table:table-cell>
          <table:table-cell office:value-type="float" office:value="530660" calcext:value-type="float">
            <text:p>5306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169-7.tx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43850" calcext:value-type="float">
            <text:p>143850</text:p>
          </table:table-cell>
          <table:table-cell office:value-type="float" office:value="430590" calcext:value-type="float">
            <text:p>430590</text:p>
          </table:table-cell>
          <table:table-cell office:value-type="float" office:value="4.124" calcext:value-type="float">
            <text:p>4.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4189" calcext:value-type="float">
            <text:p>124189</text:p>
          </table:table-cell>
          <table:table-cell office:value-type="float" office:value="453709" calcext:value-type="float">
            <text:p>453709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899" calcext:value-type="float">
            <text:p>112899</text:p>
          </table:table-cell>
          <table:table-cell office:value-type="float" office:value="486265" calcext:value-type="float">
            <text:p>486265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488" calcext:value-type="float">
            <text:p>104488</text:p>
          </table:table-cell>
          <table:table-cell office:value-type="float" office:value="519792" calcext:value-type="float">
            <text:p>51979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25-1.txt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46791" calcext:value-type="float">
            <text:p>246791</text:p>
          </table:table-cell>
          <table:table-cell office:value-type="float" office:value="735561" calcext:value-type="float">
            <text:p>735561</text:p>
          </table:table-cell>
          <table:table-cell office:value-type="float" office:value="21.804" calcext:value-type="float">
            <text:p>21.8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139" calcext:value-type="float">
            <text:p>213139</text:p>
          </table:table-cell>
          <table:table-cell office:value-type="float" office:value="775459" calcext:value-type="float">
            <text:p>775459</text:p>
          </table:table-cell>
          <table:table-cell office:value-type="float" office:value="21.76" calcext:value-type="float">
            <text:p>21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4186" calcext:value-type="float">
            <text:p>194186</text:p>
          </table:table-cell>
          <table:table-cell office:value-type="float" office:value="832077" calcext:value-type="float">
            <text:p>832077</text:p>
          </table:table-cell>
          <table:table-cell office:value-type="float" office:value="26.92" calcext:value-type="float">
            <text:p>26.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9590" calcext:value-type="float">
            <text:p>179590</text:p>
          </table:table-cell>
          <table:table-cell office:value-type="float" office:value="890708" calcext:value-type="float">
            <text:p>890708</text:p>
          </table:table-cell>
          <table:table-cell office:value-type="float" office:value="43.88" calcext:value-type="float">
            <text:p>43.8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25-2.txt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41353" calcext:value-type="float">
            <text:p>241353</text:p>
          </table:table-cell>
          <table:table-cell office:value-type="float" office:value="716247" calcext:value-type="float">
            <text:p>716247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8593" calcext:value-type="float">
            <text:p>208593</text:p>
          </table:table-cell>
          <table:table-cell office:value-type="float" office:value="754645" calcext:value-type="float">
            <text:p>754645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0010" calcext:value-type="float">
            <text:p>190010</text:p>
          </table:table-cell>
          <table:table-cell office:value-type="float" office:value="808784" calcext:value-type="float">
            <text:p>808784</text:p>
          </table:table-cell>
          <table:table-cell office:value-type="float" office:value="12.08" calcext:value-type="float">
            <text:p>12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6308" calcext:value-type="float">
            <text:p>176308</text:p>
          </table:table-cell>
          <table:table-cell office:value-type="float" office:value="865059" calcext:value-type="float">
            <text:p>865059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25-3.txt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59379" calcext:value-type="float">
            <text:p>259379</text:p>
          </table:table-cell>
          <table:table-cell office:value-type="float" office:value="781509" calcext:value-type="float">
            <text:p>781509</text:p>
          </table:table-cell>
          <table:table-cell office:value-type="float" office:value="142.506" calcext:value-type="float">
            <text:p>142.5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3203" calcext:value-type="float">
            <text:p>223203</text:p>
          </table:table-cell>
          <table:table-cell office:value-type="float" office:value="825041" calcext:value-type="float">
            <text:p>825041</text:p>
          </table:table-cell>
          <table:table-cell office:value-type="float" office:value="151.88" calcext:value-type="float">
            <text:p>151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3058" calcext:value-type="float">
            <text:p>203058</text:p>
          </table:table-cell>
          <table:table-cell office:value-type="float" office:value="886028" calcext:value-type="float">
            <text:p>886028</text:p>
          </table:table-cell>
          <table:table-cell office:value-type="float" office:value="141.24" calcext:value-type="float">
            <text:p>141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8042" calcext:value-type="float">
            <text:p>188042</text:p>
          </table:table-cell>
          <table:table-cell office:value-type="float" office:value="950302" calcext:value-type="float">
            <text:p>950302</text:p>
          </table:table-cell>
          <table:table-cell office:value-type="float" office:value="268.18" calcext:value-type="float">
            <text:p>268.18</text:p>
          </table:table-cell>
        </table:table-row>
        <table:table-row table:style-name="ro1">
          <table:table-cell/>
          <table:table-cell office:value-type="string" calcext:value-type="string">
            <text:p>../instances/experiments/extable225-4.txt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33189" calcext:value-type="float">
            <text:p>233189</text:p>
          </table:table-cell>
          <table:table-cell office:value-type="float" office:value="687349" calcext:value-type="float">
            <text:p>687349</text:p>
          </table:table-cell>
          <table:table-cell office:value-type="float" office:value="9.016" calcext:value-type="float">
            <text:p>9.0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2311" calcext:value-type="float">
            <text:p>202311</text:p>
          </table:table-cell>
          <table:table-cell office:value-type="float" office:value="724084" calcext:value-type="float">
            <text:p>724084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4228" calcext:value-type="float">
            <text:p>184228</text:p>
          </table:table-cell>
          <table:table-cell office:value-type="float" office:value="775141" calcext:value-type="float">
            <text:p>775141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1113" calcext:value-type="float">
            <text:p>171113</text:p>
          </table:table-cell>
          <table:table-cell office:value-type="float" office:value="828081" calcext:value-type="float">
            <text:p>828081</text:p>
          </table:table-cell>
          <table:table-cell office:value-type="float" office:value="8.99" calcext:value-type="float">
            <text:p>8.99</text:p>
          </table:table-cell>
        </table:table-row>
      </table:table>
      <table:table table:name="CE Comparison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udoku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E 3</text:p>
          </table:table-cell>
          <table:table-cell office:value-type="string" calcext:value-type="string">
            <text:p>CE 4</text:p>
          </table:table-cell>
          <table:table-cell office:value-type="string" calcext:value-type="string">
            <text:p>CE 5</text:p>
          </table:table-cell>
          <table:table-cell office:value-type="string" calcext:value-type="string">
            <text:p>CE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/instances/experiments/extable9-1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ize:</text:p>
          </table:table-cell>
          <table:table-cell office:value-type="string" calcext:value-type="string">
            <text:p>Best CE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2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3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4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5.txt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6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9-7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./instances/experiments/extable16-1.tx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../instances/experiments/extable16-2.tx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4" calcext:value-type="float">
            <text:p>0.02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../instances/experiments/extable16-3.tx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7" calcext:value-type="float">
            <text:p>0.027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../instances/experiments/extable25-1.tx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.715" calcext:value-type="float">
            <text:p>11.715</text:p>
          </table:table-cell>
          <table:table-cell office:value-type="float" office:value="9.97" calcext:value-type="float">
            <text:p>9.97</text:p>
          </table:table-cell>
          <table:table-cell office:value-type="float" office:value="2.03" calcext:value-type="float">
            <text:p>2.03</text:p>
          </table:table-cell>
          <table:table-cell office:value-type="float" office:value="11.73" calcext:value-type="float">
            <text:p>11.7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../instances/experiments/extable25-2.tx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1.16" calcext:value-type="float">
            <text:p>1.1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../instances/experiments/extable36-1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.614" calcext:value-type="float">
            <text:p>45.614</text:p>
          </table:table-cell>
          <table:table-cell office:value-type="float" office:value="38.14" calcext:value-type="float">
            <text:p>38.14</text:p>
          </table:table-cell>
          <table:table-cell office:value-type="float" office:value="31.32" calcext:value-type="float">
            <text:p>31.32</text:p>
          </table:table-cell>
          <table:table-cell office:value-type="float" office:value="39.51" calcext:value-type="float">
            <text:p>39.5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.14" calcext:value-type="float">
            <text:p>38.14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string" calcext:value-type="string">
            <text:p>../instances/experiments/extable36-2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.429" calcext:value-type="float">
            <text:p>7.429</text:p>
          </table:table-cell>
          <table:table-cell office:value-type="float" office:value="7.06" calcext:value-type="float">
            <text:p>7.06</text:p>
          </table:table-cell>
          <table:table-cell office:value-type="float" office:value="5.68" calcext:value-type="float">
            <text:p>5.68</text:p>
          </table:table-cell>
          <table:table-cell office:value-type="float" office:value="21.62" calcext:value-type="float">
            <text:p>21.62</text:p>
          </table:table-cell>
          <table:table-cell table:number-columns-repeated="5"/>
          <table:table-cell office:value-type="float" office:value="7.06" calcext:value-type="float">
            <text:p>7.06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../instances/experiments/extable36-3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5.028" calcext:value-type="float">
            <text:p>65.028</text:p>
          </table:table-cell>
          <table:table-cell office:value-type="float" office:value="45.37" calcext:value-type="float">
            <text:p>45.37</text:p>
          </table:table-cell>
          <table:table-cell office:value-type="float" office:value="103.04" calcext:value-type="float">
            <text:p>103.04</text:p>
          </table:table-cell>
          <table:table-cell office:value-type="float" office:value="56.41" calcext:value-type="float">
            <text:p>56.41</text:p>
          </table:table-cell>
          <table:table-cell table:number-columns-repeated="5"/>
          <table:table-cell office:value-type="float" office:value="45.37" calcext:value-type="float">
            <text:p>45.37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../instances/experiments/extable36-4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.907" calcext:value-type="float">
            <text:p>6.907</text:p>
          </table:table-cell>
          <table:table-cell office:value-type="float" office:value="1.77" calcext:value-type="float">
            <text:p>1.77</text:p>
          </table:table-cell>
          <table:table-cell office:value-type="float" office:value="4.81" calcext:value-type="float">
            <text:p>4.81</text:p>
          </table:table-cell>
          <table:table-cell office:value-type="float" office:value="4.64" calcext:value-type="float">
            <text:p>4.64</text:p>
          </table:table-cell>
          <table:table-cell table:number-columns-repeated="5"/>
          <table:table-cell office:value-type="float" office:value="1.77" calcext:value-type="float">
            <text:p>1.7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../instances/experiments/extable36-5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.098" calcext:value-type="float">
            <text:p>89.098</text:p>
          </table:table-cell>
          <table:table-cell office:value-type="float" office:value="19.22" calcext:value-type="float">
            <text:p>19.22</text:p>
          </table:table-cell>
          <table:table-cell office:value-type="float" office:value="30.4" calcext:value-type="float">
            <text:p>30.4</text:p>
          </table:table-cell>
          <table:table-cell office:value-type="float" office:value="111.69" calcext:value-type="float">
            <text:p>111.69</text:p>
          </table:table-cell>
          <table:table-cell table:number-columns-repeated="5"/>
          <table:table-cell office:value-type="float" office:value="19.22" calcext:value-type="float">
            <text:p>19.22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string" calcext:value-type="string">
            <text:p>../instances/experiments/extable36-6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951" calcext:value-type="float">
            <text:p>0.951</text:p>
          </table:table-cell>
          <table:table-cell office:value-type="float" office:value="1.26" calcext:value-type="float">
            <text:p>1.26</text:p>
          </table:table-cell>
          <table:table-cell office:value-type="float" office:value="2.04" calcext:value-type="float">
            <text:p>2.04</text:p>
          </table:table-cell>
          <table:table-cell office:value-type="float" office:value="5.87" calcext:value-type="float">
            <text:p>5.87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../instances/experiments/extable36-7.txt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.706" calcext:value-type="float">
            <text:p>32.706</text:p>
          </table:table-cell>
          <table:table-cell office:value-type="float" office:value="32.9" calcext:value-type="float">
            <text:p>32.9</text:p>
          </table:table-cell>
          <table:table-cell office:value-type="float" office:value="1.09" calcext:value-type="float">
            <text:p>1.09</text:p>
          </table:table-cell>
          <table:table-cell office:value-type="float" office:value="39.21" calcext:value-type="float">
            <text:p>39.21</text:p>
          </table:table-cell>
          <table:table-cell table:number-columns-repeated="5"/>
          <table:table-cell office:value-type="float" office:value="32.9" calcext:value-type="float">
            <text:p>32.9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1">
          <table:table-cell office:value-type="string" calcext:value-type="string">
            <text:p>../instances/experiments/extable49-1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2.487" calcext:value-type="float">
            <text:p>32.487</text:p>
          </table:table-cell>
          <table:table-cell office:value-type="float" office:value="25.89" calcext:value-type="float">
            <text:p>25.89</text:p>
          </table:table-cell>
          <table:table-cell office:value-type="float" office:value="13.83" calcext:value-type="float">
            <text:p>13.83</text:p>
          </table:table-cell>
          <table:table-cell office:value-type="float" office:value="6.56" calcext:value-type="float">
            <text:p>6.56</text:p>
          </table:table-cell>
          <table:table-cell table:number-columns-repeated="5"/>
          <table:table-cell office:value-type="float" office:value="6.56" calcext:value-type="float">
            <text:p>6.56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../instances/experiments/extable49-2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7.065" calcext:value-type="float">
            <text:p>47.065</text:p>
          </table:table-cell>
          <table:table-cell office:value-type="float" office:value="54.97" calcext:value-type="float">
            <text:p>54.97</text:p>
          </table:table-cell>
          <table:table-cell office:value-type="float" office:value="15.31" calcext:value-type="float">
            <text:p>15.31</text:p>
          </table:table-cell>
          <table:table-cell office:value-type="float" office:value="54.82" calcext:value-type="float">
            <text:p>54.82</text:p>
          </table:table-cell>
          <table:table-cell table:number-columns-repeated="5"/>
          <table:table-cell office:value-type="float" office:value="54.82" calcext:value-type="float">
            <text:p>54.82</text:p>
          </table:table-cell>
          <table:table-cell office:value-type="float" office:value="58.54" calcext:value-type="float">
            <text:p>58.54</text:p>
          </table:table-cell>
        </table:table-row>
        <table:table-row table:style-name="ro1">
          <table:table-cell office:value-type="string" calcext:value-type="string">
            <text:p>../instances/experiments/extable49-3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7.917" calcext:value-type="float">
            <text:p>47.917</text:p>
          </table:table-cell>
          <table:table-cell office:value-type="float" office:value="41.45" calcext:value-type="float">
            <text:p>41.45</text:p>
          </table:table-cell>
          <table:table-cell office:value-type="float" office:value="42.79" calcext:value-type="float">
            <text:p>42.79</text:p>
          </table:table-cell>
          <table:table-cell office:value-type="float" office:value="32.31" calcext:value-type="float">
            <text:p>32.31</text:p>
          </table:table-cell>
          <table:table-cell table:number-columns-repeated="5"/>
          <table:table-cell office:value-type="float" office:value="32.31" calcext:value-type="float">
            <text:p>32.31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../instances/experiments/extable49-4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692" calcext:value-type="float">
            <text:p>10.692</text:p>
          </table:table-cell>
          <table:table-cell office:value-type="float" office:value="13.6" calcext:value-type="float">
            <text:p>13.6</text:p>
          </table:table-cell>
          <table:table-cell office:value-type="float" office:value="38.31" calcext:value-type="float">
            <text:p>38.31</text:p>
          </table:table-cell>
          <table:table-cell office:value-type="float" office:value="16.3" calcext:value-type="float">
            <text:p>16.3</text:p>
          </table:table-cell>
          <table:table-cell table:number-columns-repeated="5"/>
          <table:table-cell office:value-type="float" office:value="16.3" calcext:value-type="float">
            <text:p>16.3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../instances/experiments/extable49-5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1.298" calcext:value-type="float">
            <text:p>91.298</text:p>
          </table:table-cell>
          <table:table-cell office:value-type="float" office:value="59.55" calcext:value-type="float">
            <text:p>59.55</text:p>
          </table:table-cell>
          <table:table-cell office:value-type="float" office:value="96.57" calcext:value-type="float">
            <text:p>96.57</text:p>
          </table:table-cell>
          <table:table-cell office:value-type="float" office:value="33.92" calcext:value-type="float">
            <text:p>33.92</text:p>
          </table:table-cell>
          <table:table-cell table:number-columns-repeated="5"/>
          <table:table-cell office:value-type="float" office:value="33.92" calcext:value-type="float">
            <text:p>33.92</text:p>
          </table:table-cell>
          <table:table-cell office:value-type="float" office:value="36.42" calcext:value-type="float">
            <text:p>36.42</text:p>
          </table:table-cell>
        </table:table-row>
        <table:table-row table:style-name="ro1">
          <table:table-cell office:value-type="string" calcext:value-type="string">
            <text:p>../instances/experiments/extable49-6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6.571" calcext:value-type="float">
            <text:p>36.571</text:p>
          </table:table-cell>
          <table:table-cell office:value-type="float" office:value="31.36" calcext:value-type="float">
            <text:p>31.36</text:p>
          </table:table-cell>
          <table:table-cell office:value-type="float" office:value="28" calcext:value-type="float">
            <text:p>28</text:p>
          </table:table-cell>
          <table:table-cell office:value-type="float" office:value="29.72" calcext:value-type="float">
            <text:p>29.72</text:p>
          </table:table-cell>
          <table:table-cell table:number-columns-repeated="5"/>
          <table:table-cell office:value-type="float" office:value="29.72" calcext:value-type="float">
            <text:p>29.72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string" calcext:value-type="string">
            <text:p>../instances/experiments/extable49-7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.541" calcext:value-type="float">
            <text:p>2.541</text:p>
          </table:table-cell>
          <table:table-cell office:value-type="float" office:value="0.99" calcext:value-type="float">
            <text:p>0.99</text:p>
          </table:table-cell>
          <table:table-cell office:value-type="float" office:value="1.52" calcext:value-type="float">
            <text:p>1.52</text:p>
          </table:table-cell>
          <table:table-cell office:value-type="float" office:value="1.41" calcext:value-type="float">
            <text:p>1.41</text:p>
          </table:table-cell>
          <table:table-cell table:number-columns-repeated="5"/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../instances/experiments/extable49-8.tx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6.775" calcext:value-type="float">
            <text:p>36.775</text:p>
          </table:table-cell>
          <table:table-cell office:value-type="float" office:value="35.62" calcext:value-type="float">
            <text:p>35.62</text:p>
          </table:table-cell>
          <table:table-cell office:value-type="float" office:value="17.9" calcext:value-type="float">
            <text:p>17.9</text:p>
          </table:table-cell>
          <table:table-cell office:value-type="float" office:value="36.56" calcext:value-type="float">
            <text:p>36.56</text:p>
          </table:table-cell>
          <table:table-cell table:number-columns-repeated="5"/>
          <table:table-cell office:value-type="float" office:value="36.56" calcext:value-type="float">
            <text:p>36.56</text:p>
          </table:table-cell>
          <table:table-cell office:value-type="float" office:value="36.58" calcext:value-type="float">
            <text:p>36.58</text:p>
          </table:table-cell>
        </table:table-row>
        <table:table-row table:style-name="ro1">
          <table:table-cell office:value-type="string" calcext:value-type="string">
            <text:p>../instances/experiments/extable64-1.tx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913" calcext:value-type="float">
            <text:p>3.913</text:p>
          </table:table-cell>
          <table:table-cell office:value-type="float" office:value="3.41" calcext:value-type="float">
            <text:p>3.41</text:p>
          </table:table-cell>
          <table:table-cell office:value-type="float" office:value="4.55" calcext:value-type="float">
            <text:p>4.55</text:p>
          </table:table-cell>
          <table:table-cell office:value-type="float" office:value="2.75" calcext:value-type="float">
            <text:p>2.75</text:p>
          </table:table-cell>
          <table:table-cell table:number-columns-repeated="5"/>
          <table:table-cell office:value-type="float" office:value="3.41" calcext:value-type="float">
            <text:p>3.4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../instances/experiments/extable64-2.tx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816" calcext:value-type="float">
            <text:p>3.816</text:p>
          </table:table-cell>
          <table:table-cell office:value-type="float" office:value="2.82" calcext:value-type="float">
            <text:p>2.82</text:p>
          </table:table-cell>
          <table:table-cell office:value-type="float" office:value="4.45" calcext:value-type="float">
            <text:p>4.45</text:p>
          </table:table-cell>
          <table:table-cell office:value-type="float" office:value="8.87" calcext:value-type="float">
            <text:p>8.87</text:p>
          </table:table-cell>
          <table:table-cell table:number-columns-repeated="5"/>
          <table:table-cell office:value-type="float" office:value="2.82" calcext:value-type="float">
            <text:p>2.8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../instances/experiments/extable81-1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42" calcext:value-type="float">
            <text:p>1.42</text:p>
          </table:table-cell>
          <table:table-cell office:value-type="float" office:value="1.86" calcext:value-type="float">
            <text:p>1.86</text:p>
          </table:table-cell>
          <table:table-cell office:value-type="float" office:value="1.08" calcext:value-type="float">
            <text:p>1.08</text:p>
          </table:table-cell>
          <table:table-cell table:number-columns-repeated="5"/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../instances/experiments/extable81-2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5.72" calcext:value-type="float">
            <text:p>5.72</text:p>
          </table:table-cell>
          <table:table-cell office:value-type="float" office:value="3.83" calcext:value-type="float">
            <text:p>3.83</text:p>
          </table:table-cell>
          <table:table-cell office:value-type="float" office:value="8.76" calcext:value-type="float">
            <text:p>8.76</text:p>
          </table:table-cell>
          <table:table-cell table:number-columns-repeated="5"/>
          <table:table-cell office:value-type="float" office:value="5.72" calcext:value-type="float">
            <text:p>5.7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../instances/experiments/extable81-3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.576" calcext:value-type="float">
            <text:p>9.576</text:p>
          </table:table-cell>
          <table:table-cell office:value-type="float" office:value="5.83" calcext:value-type="float">
            <text:p>5.83</text:p>
          </table:table-cell>
          <table:table-cell office:value-type="float" office:value="13.88" calcext:value-type="float">
            <text:p>13.88</text:p>
          </table:table-cell>
          <table:table-cell office:value-type="float" office:value="11.35" calcext:value-type="float">
            <text:p>11.35</text:p>
          </table:table-cell>
          <table:table-cell table:number-columns-repeated="5"/>
          <table:table-cell office:value-type="float" office:value="5.83" calcext:value-type="float">
            <text:p>5.83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../instances/experiments/extable81-4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.196" calcext:value-type="float">
            <text:p>18.196</text:p>
          </table:table-cell>
          <table:table-cell office:value-type="float" office:value="21.03" calcext:value-type="float">
            <text:p>21.03</text:p>
          </table:table-cell>
          <table:table-cell office:value-type="float" office:value="21.92" calcext:value-type="float">
            <text:p>21.92</text:p>
          </table:table-cell>
          <table:table-cell office:value-type="float" office:value="20.73" calcext:value-type="float">
            <text:p>20.73</text:p>
          </table:table-cell>
          <table:table-cell table:number-columns-repeated="5"/>
          <table:table-cell office:value-type="float" office:value="21.03" calcext:value-type="float">
            <text:p>21.0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../instances/experiments/extable81-5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.294" calcext:value-type="float">
            <text:p>23.294</text:p>
          </table:table-cell>
          <table:table-cell office:value-type="float" office:value="20.32" calcext:value-type="float">
            <text:p>20.32</text:p>
          </table:table-cell>
          <table:table-cell office:value-type="float" office:value="31.09" calcext:value-type="float">
            <text:p>31.09</text:p>
          </table:table-cell>
          <table:table-cell office:value-type="float" office:value="24.67" calcext:value-type="float">
            <text:p>24.67</text:p>
          </table:table-cell>
          <table:table-cell table:number-columns-repeated="5"/>
          <table:table-cell office:value-type="float" office:value="20.32" calcext:value-type="float">
            <text:p>20.32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string" calcext:value-type="string">
            <text:p>../instances/experiments/extable81-6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5.287" calcext:value-type="float">
            <text:p>35.287</text:p>
          </table:table-cell>
          <table:table-cell office:value-type="float" office:value="33.38" calcext:value-type="float">
            <text:p>33.38</text:p>
          </table:table-cell>
          <table:table-cell office:value-type="float" office:value="82.4" calcext:value-type="float">
            <text:p>82.4</text:p>
          </table:table-cell>
          <table:table-cell office:value-type="float" office:value="50.52" calcext:value-type="float">
            <text:p>50.52</text:p>
          </table:table-cell>
          <table:table-cell table:number-columns-repeated="5"/>
          <table:table-cell office:value-type="float" office:value="33.38" calcext:value-type="float">
            <text:p>33.38</text:p>
          </table:table-cell>
          <table:table-cell office:value-type="float" office:value="39.57" calcext:value-type="float">
            <text:p>39.57</text:p>
          </table:table-cell>
        </table:table-row>
        <table:table-row table:style-name="ro1">
          <table:table-cell office:value-type="string" calcext:value-type="string">
            <text:p>../instances/experiments/extable81-7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9.789" calcext:value-type="float">
            <text:p>29.789</text:p>
          </table:table-cell>
          <table:table-cell office:value-type="float" office:value="14.69" calcext:value-type="float">
            <text:p>14.69</text:p>
          </table:table-cell>
          <table:table-cell office:value-type="float" office:value="28.65" calcext:value-type="float">
            <text:p>28.65</text:p>
          </table:table-cell>
          <table:table-cell office:value-type="float" office:value="12.04" calcext:value-type="float">
            <text:p>12.04</text:p>
          </table:table-cell>
          <table:table-cell table:number-columns-repeated="5"/>
          <table:table-cell office:value-type="float" office:value="14.69" calcext:value-type="float">
            <text:p>14.69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string" calcext:value-type="string">
            <text:p>../instances/experiments/extable81-8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.272" calcext:value-type="float">
            <text:p>2.272</text:p>
          </table:table-cell>
          <table:table-cell office:value-type="float" office:value="2.55" calcext:value-type="float">
            <text:p>2.55</text:p>
          </table:table-cell>
          <table:table-cell office:value-type="float" office:value="1.98" calcext:value-type="float">
            <text:p>1.98</text:p>
          </table:table-cell>
          <table:table-cell office:value-type="float" office:value="2.46" calcext:value-type="float">
            <text:p>2.46</text:p>
          </table:table-cell>
          <table:table-cell table:number-columns-repeated="5"/>
          <table:table-cell office:value-type="float" office:value="2.55" calcext:value-type="float">
            <text:p>2.5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../instances/experiments/extable81-9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.241" calcext:value-type="float">
            <text:p>5.241</text:p>
          </table:table-cell>
          <table:table-cell office:value-type="float" office:value="3.41" calcext:value-type="float">
            <text:p>3.41</text:p>
          </table:table-cell>
          <table:table-cell office:value-type="float" office:value="4.92" calcext:value-type="float">
            <text:p>4.92</text:p>
          </table:table-cell>
          <table:table-cell office:value-type="float" office:value="2.88" calcext:value-type="float">
            <text:p>2.88</text:p>
          </table:table-cell>
          <table:table-cell table:number-columns-repeated="5"/>
          <table:table-cell office:value-type="float" office:value="3.41" calcext:value-type="float">
            <text:p>3.4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../instances/experiments/extable81-10.tx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6.349" calcext:value-type="float">
            <text:p>16.349</text:p>
          </table:table-cell>
          <table:table-cell office:value-type="float" office:value="18.74" calcext:value-type="float">
            <text:p>18.74</text:p>
          </table:table-cell>
          <table:table-cell office:value-type="float" office:value="14.31" calcext:value-type="float">
            <text:p>14.31</text:p>
          </table:table-cell>
          <table:table-cell office:value-type="float" office:value="19.6" calcext:value-type="float">
            <text:p>19.6</text:p>
          </table:table-cell>
          <table:table-cell table:number-columns-repeated="5"/>
          <table:table-cell office:value-type="float" office:value="18.74" calcext:value-type="float">
            <text:p>18.74</text:p>
          </table:table-cell>
          <table:table-cell office:value-type="float" office:value="22.97" calcext:value-type="float">
            <text:p>22.97</text:p>
          </table:table-cell>
        </table:table-row>
        <table:table-row table:style-name="ro1">
          <table:table-cell office:value-type="string" calcext:value-type="string">
            <text:p>../instances/experiments/extable100-1.tx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475" calcext:value-type="float">
            <text:p>10.475</text:p>
          </table:table-cell>
          <table:table-cell office:value-type="float" office:value="22.55" calcext:value-type="float">
            <text:p>22.55</text:p>
          </table:table-cell>
          <table:table-cell office:value-type="float" office:value="12.25" calcext:value-type="float">
            <text:p>12.25</text:p>
          </table:table-cell>
          <table:table-cell office:value-type="float" office:value="25.17" calcext:value-type="float">
            <text:p>25.17</text:p>
          </table:table-cell>
          <table:table-cell table:number-columns-repeated="5"/>
          <table:table-cell office:value-type="float" office:value="10.475" calcext:value-type="float">
            <text:p>10.475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string" calcext:value-type="string">
            <text:p>../instances/experiments/extable100-2.tx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821" calcext:value-type="float">
            <text:p>1.821</text:p>
          </table:table-cell>
          <table:table-cell office:value-type="float" office:value="1.92" calcext:value-type="float">
            <text:p>1.92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table:number-columns-repeated="5"/>
          <table:table-cell office:value-type="float" office:value="1.821" calcext:value-type="float">
            <text:p>1.82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../instances/experiments/extable121-1.txt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4.933" calcext:value-type="float">
            <text:p>4.933</text:p>
          </table:table-cell>
          <table:table-cell office:value-type="float" office:value="4.4" calcext:value-type="float">
            <text:p>4.4</text:p>
          </table:table-cell>
          <table:table-cell office:value-type="float" office:value="5.46" calcext:value-type="float">
            <text:p>5.46</text:p>
          </table:table-cell>
          <table:table-cell office:value-type="float" office:value="5.07" calcext:value-type="float">
            <text:p>5.07</text:p>
          </table:table-cell>
          <table:table-cell table:number-columns-repeated="5"/>
          <table:table-cell office:value-type="float" office:value="4.4" calcext:value-type="float">
            <text:p>4.4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../instances/experiments/extable121-2.txt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0.445" calcext:value-type="float">
            <text:p>10.445</text:p>
          </table:table-cell>
          <table:table-cell office:value-type="float" office:value="6.83" calcext:value-type="float">
            <text:p>6.83</text:p>
          </table:table-cell>
          <table:table-cell office:value-type="float" office:value="8.84" calcext:value-type="float">
            <text:p>8.84</text:p>
          </table:table-cell>
          <table:table-cell office:value-type="float" office:value="12.86" calcext:value-type="float">
            <text:p>12.86</text:p>
          </table:table-cell>
          <table:table-cell table:number-columns-repeated="5"/>
          <table:table-cell office:value-type="float" office:value="6.83" calcext:value-type="float">
            <text:p>6.8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../instances/experiments/extable121-3.txt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.991" calcext:value-type="float">
            <text:p>1.991</text:p>
          </table:table-cell>
          <table:table-cell office:value-type="float" office:value="2.34" calcext:value-type="float">
            <text:p>2.34</text:p>
          </table:table-cell>
          <table:table-cell office:value-type="float" office:value="2.15" calcext:value-type="float">
            <text:p>2.15</text:p>
          </table:table-cell>
          <table:table-cell office:value-type="float" office:value="1.96" calcext:value-type="float">
            <text:p>1.96</text:p>
          </table:table-cell>
          <table:table-cell table:number-columns-repeated="5"/>
          <table:table-cell office:value-type="float" office:value="2.34" calcext:value-type="float">
            <text:p>2.3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../instances/experiments/extable121-4.txt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.171" calcext:value-type="float">
            <text:p>2.171</text:p>
          </table:table-cell>
          <table:table-cell office:value-type="float" office:value="2.15" calcext:value-type="float">
            <text:p>2.15</text:p>
          </table:table-cell>
          <table:table-cell office:value-type="float" office:value="2.45" calcext:value-type="float">
            <text:p>2.45</text:p>
          </table:table-cell>
          <table:table-cell office:value-type="float" office:value="2.57" calcext:value-type="float">
            <text:p>2.57</text:p>
          </table:table-cell>
          <table:table-cell table:number-columns-repeated="5"/>
          <table:table-cell office:value-type="float" office:value="2.15" calcext:value-type="float">
            <text:p>2.1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../instances/experiments/extable144-1.tx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8.093" calcext:value-type="float">
            <text:p>8.093</text:p>
          </table:table-cell>
          <table:table-cell office:value-type="float" office:value="6.76" calcext:value-type="float">
            <text:p>6.76</text:p>
          </table:table-cell>
          <table:table-cell office:value-type="float" office:value="8.28" calcext:value-type="float">
            <text:p>8.28</text:p>
          </table:table-cell>
          <table:table-cell office:value-type="float" office:value="14.39" calcext:value-type="float">
            <text:p>14.39</text:p>
          </table:table-cell>
          <table:table-cell table:number-columns-repeated="5"/>
          <table:table-cell office:value-type="float" office:value="14.39" calcext:value-type="float">
            <text:p>14.39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../instances/experiments/extable144-2.tx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9.615" calcext:value-type="float">
            <text:p>29.615</text:p>
          </table:table-cell>
          <table:table-cell office:value-type="float" office:value="19.67" calcext:value-type="float">
            <text:p>19.67</text:p>
          </table:table-cell>
          <table:table-cell office:value-type="float" office:value="17.06" calcext:value-type="float">
            <text:p>17.06</text:p>
          </table:table-cell>
          <table:table-cell office:value-type="float" office:value="13.72" calcext:value-type="float">
            <text:p>13.72</text:p>
          </table:table-cell>
          <table:table-cell table:number-columns-repeated="5"/>
          <table:table-cell office:value-type="float" office:value="13.72" calcext:value-type="float">
            <text:p>13.72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string" calcext:value-type="string">
            <text:p>../instances/experiments/extable144-3.tx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9.792" calcext:value-type="float">
            <text:p>29.792</text:p>
          </table:table-cell>
          <table:table-cell office:value-type="float" office:value="18.52" calcext:value-type="float">
            <text:p>18.52</text:p>
          </table:table-cell>
          <table:table-cell office:value-type="float" office:value="16.65" calcext:value-type="float">
            <text:p>16.65</text:p>
          </table:table-cell>
          <table:table-cell office:value-type="float" office:value="13.06" calcext:value-type="float">
            <text:p>13.06</text:p>
          </table:table-cell>
          <table:table-cell table:number-columns-repeated="5"/>
          <table:table-cell office:value-type="float" office:value="13.06" calcext:value-type="float">
            <text:p>13.06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../instances/experiments/extable169-1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.666" calcext:value-type="float">
            <text:p>4.666</text:p>
          </table:table-cell>
          <table:table-cell office:value-type="float" office:value="4.33" calcext:value-type="float">
            <text:p>4.33</text:p>
          </table:table-cell>
          <table:table-cell office:value-type="float" office:value="6.43" calcext:value-type="float">
            <text:p>6.43</text:p>
          </table:table-cell>
          <table:table-cell office:value-type="float" office:value="5.37" calcext:value-type="float">
            <text:p>5.37</text:p>
          </table:table-cell>
          <table:table-cell table:number-columns-repeated="5"/>
          <table:table-cell office:value-type="float" office:value="4.33" calcext:value-type="float">
            <text:p>4.33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../instances/experiments/extable169-2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3.206" calcext:value-type="float">
            <text:p>13.206</text:p>
          </table:table-cell>
          <table:table-cell office:value-type="float" office:value="17.59" calcext:value-type="float">
            <text:p>17.59</text:p>
          </table:table-cell>
          <table:table-cell office:value-type="float" office:value="14.36" calcext:value-type="float">
            <text:p>14.36</text:p>
          </table:table-cell>
          <table:table-cell office:value-type="float" office:value="13.67" calcext:value-type="float">
            <text:p>13.67</text:p>
          </table:table-cell>
          <table:table-cell table:number-columns-repeated="5"/>
          <table:table-cell office:value-type="float" office:value="17.59" calcext:value-type="float">
            <text:p>17.59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string" calcext:value-type="string">
            <text:p>../instances/experiments/extable169-3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0.934" calcext:value-type="float">
            <text:p>20.934</text:p>
          </table:table-cell>
          <table:table-cell office:value-type="float" office:value="17.39" calcext:value-type="float">
            <text:p>17.39</text:p>
          </table:table-cell>
          <table:table-cell office:value-type="float" office:value="50.48" calcext:value-type="float">
            <text:p>50.48</text:p>
          </table:table-cell>
          <table:table-cell office:value-type="float" office:value="21.59" calcext:value-type="float">
            <text:p>21.59</text:p>
          </table:table-cell>
          <table:table-cell table:number-columns-repeated="5"/>
          <table:table-cell office:value-type="float" office:value="17.39" calcext:value-type="float">
            <text:p>17.39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string" calcext:value-type="string">
            <text:p>../instances/experiments/extable169-4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.396" calcext:value-type="float">
            <text:p>4.396</text:p>
          </table:table-cell>
          <table:table-cell office:value-type="float" office:value="3.93" calcext:value-type="float">
            <text:p>3.93</text:p>
          </table:table-cell>
          <table:table-cell office:value-type="float" office:value="4.29" calcext:value-type="float">
            <text:p>4.29</text:p>
          </table:table-cell>
          <table:table-cell office:value-type="float" office:value="4.15" calcext:value-type="float">
            <text:p>4.15</text:p>
          </table:table-cell>
          <table:table-cell table:number-columns-repeated="5"/>
          <table:table-cell office:value-type="float" office:value="3.93" calcext:value-type="float">
            <text:p>3.9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../instances/experiments/extable169-5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5.03" calcext:value-type="float">
            <text:p>5.03</text:p>
          </table:table-cell>
          <table:table-cell office:value-type="float" office:value="5.97" calcext:value-type="float">
            <text:p>5.97</text:p>
          </table:table-cell>
          <table:table-cell office:value-type="float" office:value="5.55" calcext:value-type="float">
            <text:p>5.55</text:p>
          </table:table-cell>
          <table:table-cell table:number-columns-repeated="5"/>
          <table:table-cell office:value-type="float" office:value="5.03" calcext:value-type="float">
            <text:p>5.03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../instances/experiments/extable169-6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4.81" calcext:value-type="float">
            <text:p>4.81</text:p>
          </table:table-cell>
          <table:table-cell office:value-type="float" office:value="5.23" calcext:value-type="float">
            <text:p>5.2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.81" calcext:value-type="float">
            <text:p>4.81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../instances/experiments/extable169-7.txt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.124" calcext:value-type="float">
            <text:p>4.124</text:p>
          </table:table-cell>
          <table:table-cell office:value-type="float" office:value="3.88" calcext:value-type="float">
            <text:p>3.88</text:p>
          </table:table-cell>
          <table:table-cell office:value-type="float" office:value="4.23" calcext:value-type="float">
            <text:p>4.23</text:p>
          </table:table-cell>
          <table:table-cell office:value-type="float" office:value="3.88" calcext:value-type="float">
            <text:p>3.88</text:p>
          </table:table-cell>
          <table:table-cell table:number-columns-repeated="5"/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../instances/experiments/extable225-1.tx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1.804" calcext:value-type="float">
            <text:p>21.804</text:p>
          </table:table-cell>
          <table:table-cell office:value-type="float" office:value="21.76" calcext:value-type="float">
            <text:p>21.76</text:p>
          </table:table-cell>
          <table:table-cell office:value-type="float" office:value="26.92" calcext:value-type="float">
            <text:p>26.92</text:p>
          </table:table-cell>
          <table:table-cell office:value-type="float" office:value="43.88" calcext:value-type="float">
            <text:p>43.88</text:p>
          </table:table-cell>
          <table:table-cell table:number-columns-repeated="5"/>
          <table:table-cell office:value-type="float" office:value="21.804" calcext:value-type="float">
            <text:p>21.80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../instances/experiments/extable225-2.tx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.32" calcext:value-type="float">
            <text:p>11.32</text:p>
          </table:table-cell>
          <table:table-cell office:value-type="float" office:value="10.73" calcext:value-type="float">
            <text:p>10.73</text:p>
          </table:table-cell>
          <table:table-cell office:value-type="float" office:value="12.08" calcext:value-type="float">
            <text:p>12.08</text:p>
          </table:table-cell>
          <table:table-cell office:value-type="float" office:value="12.43" calcext:value-type="float">
            <text:p>12.43</text:p>
          </table:table-cell>
          <table:table-cell table:number-columns-repeated="5"/>
          <table:table-cell office:value-type="float" office:value="11.32" calcext:value-type="float">
            <text:p>11.32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../instances/experiments/extable225-3.tx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42.506" calcext:value-type="float">
            <text:p>142.506</text:p>
          </table:table-cell>
          <table:table-cell office:value-type="float" office:value="151.88" calcext:value-type="float">
            <text:p>151.88</text:p>
          </table:table-cell>
          <table:table-cell office:value-type="float" office:value="141.24" calcext:value-type="float">
            <text:p>141.24</text:p>
          </table:table-cell>
          <table:table-cell office:value-type="float" office:value="268.18" calcext:value-type="float">
            <text:p>268.18</text:p>
          </table:table-cell>
          <table:table-cell table:number-columns-repeated="5"/>
          <table:table-cell office:value-type="float" office:value="142.506" calcext:value-type="float">
            <text:p>142.506</text:p>
          </table:table-cell>
          <table:table-cell office:value-type="float" office:value="172.89" calcext:value-type="float">
            <text:p>172.89</text:p>
          </table:table-cell>
        </table:table-row>
        <table:table-row table:style-name="ro1">
          <table:table-cell office:value-type="string" calcext:value-type="string">
            <text:p>../instances/experiments/extable225-4.tx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9.016" calcext:value-type="float">
            <text:p>9.016</text:p>
          </table:table-cell>
          <table:table-cell office:value-type="float" office:value="8.61" calcext:value-type="float">
            <text:p>8.61</text:p>
          </table:table-cell>
          <table:table-cell office:value-type="float" office:value="9.7" calcext:value-type="float">
            <text:p>9.7</text:p>
          </table:table-cell>
          <table:table-cell office:value-type="float" office:value="8.99" calcext:value-type="float">
            <text:p>8.99</text:p>
          </table:table-cell>
          <table:table-cell table:number-columns-repeated="5"/>
          <table:table-cell office:value-type="float" office:value="9.016" calcext:value-type="float">
            <text:p>9.016</text:p>
          </table:table-cell>
          <table:table-cell office:value-type="float" office:value="9.61" calcext:value-type="float">
            <text:p>9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22:37:07.424432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2:37:19.590051030</meta:creation-date>
    <meta:editing-duration>PT4H2M48S</meta:editing-duration>
    <meta:editing-cycles>2</meta:editing-cycles>
    <meta:generator>LibreOffice/6.2.4.2.0$Linux_X86_64 LibreOffice_project/20$Build-2</meta:generator>
    <dc:date>2019-06-05T03:14:00.127306738</dc:date>
    <meta:document-statistic meta:table-count="2" meta:cell-count="1572" meta:object-count="0"/>
  </office:meta>
</office:document-meta>
</file>